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60.75pt" style:use-optimal-column-width="false"/>
    </style:style>
    <style:style style:name="ACOL-9" style:family="table-column">
      <style:table-column-properties style:column-width="74.25pt" style:use-optimal-column-width="false"/>
    </style:style>
    <style:style style:name="ACOL-10" style:family="table-column">
      <style:table-column-properties style:column-width="48.75pt" style:use-optimal-column-width="tru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47.99055118110236pt" style:use-optimal-column-width="tru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2" table:number-columns-repeated="2"/>
        <table:table-column table:default-cell-style-name="ACE-0" table:style-name="ACOL-10"/>
        <table:table-column table:default-cell-style-name="ACE-0" table:style-name="ACOL-2" table:number-columns-repeated="2"/>
        <table:table-column table:default-cell-style-name="ACE-0" table:style-name="ACOL-11"/>
        <table:table-column table:default-cell-style-name="ACE-0" table:style-name="ACOL-0" table:number-columns-repeated="3"/>
        <table:table-column table:default-cell-style-name="ACE-0" table:style-name="ACOL-12" table:number-columns-repeated="5"/>
        <table:table-column table:default-cell-style-name="ACE-0" table:style-name="ACOL-0" table:number-columns-repeated="221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age (From Hibbert et al 2016)</text:p>
          </table:table-cell>
          <table:table-cell table:style-name="ACE-0" office:value-type="string">
            <text:p>uncertainty</text:p>
          </table:table-cell>
          <table:table-cell table:style-name="ACE-0" office:value-type="string">
            <text:p>PRSL (m)</text:p>
          </table:table-cell>
          <table:table-cell table:style-name="ACE-0" office:value-type="string">
            <text:p>+2σPRSL</text:p>
          </table:table-cell>
          <table:table-cell table:style-name="ACE-0" office:value-type="string">
            <text:p>-2σPRSL</text:p>
          </table:table-cell>
          <table:table-cell table:style-name="ACE-0" office:value-type="string">
            <text:p>Hibbert source</text:p>
          </table:table-cell>
          <table:table-cell table:style-name="ACE-0" office:value-type="string">
            <text:p>specific location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]*1000" office:value-type="float" office:value="10143">
            <text:p>10143</text:p>
          </table:table-cell>
          <table:table-cell table:style-name="ACE-0" table:formula="of:=[.S2]*1000" office:value-type="float" office:value="19">
            <text:p>1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]+AVERAGE([.U2];[.V2])/2" office:value-type="float" office:value="-43.700000000000003">
            <text:p>−43.70</text:p>
          </table:table-cell>
          <table:table-cell table:style-name="ACE-3" table:formula="of:=AVERAGE([.U2];[.V2])" office:value-type="float" office:value="12">
            <text:p>12.00</text:p>
          </table:table-cell>
          <table:table-cell table:style-name="ACE-3" table:formula="of:=AVERAGE([.U2];[.V2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143000000000001">
            <text:p>10.143</text:p>
          </table:table-cell>
          <table:table-cell table:style-name="ACE-0" office:value-type="float" office:value="0.019">
            <text:p>0.019</text:p>
          </table:table-cell>
          <table:table-cell table:style-name="ACE-0" office:value-type="float" office:value="-49.700000000000003">
            <text:p>−49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]*1000" office:value-type="float" office:value="10189">
            <text:p>10189</text:p>
          </table:table-cell>
          <table:table-cell table:style-name="ACE-0" table:formula="of:=[.S3]*1000" office:value-type="float" office:value="32">
            <text:p>32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]+AVERAGE([.U3];[.V3])/2" office:value-type="float" office:value="-43.875">
            <text:p>−43.88</text:p>
          </table:table-cell>
          <table:table-cell table:style-name="ACE-3" table:formula="of:=AVERAGE([.U3];[.V3])" office:value-type="float" office:value="12.049999999999999">
            <text:p>12.05</text:p>
          </table:table-cell>
          <table:table-cell table:style-name="ACE-3" table:formula="of:=AVERAGE([.U3];[.V3])" office:value-type="float" office:value="12.049999999999999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189">
            <text:p>10.189</text:p>
          </table:table-cell>
          <table:table-cell table:style-name="ACE-0" office:value-type="float" office:value="0.032000000000000001">
            <text:p>0.032</text:p>
          </table:table-cell>
          <table:table-cell table:style-name="ACE-0" office:value-type="float" office:value="-49.899999999999999">
            <text:p>−49.9</text:p>
          </table:table-cell>
          <table:table-cell table:style-name="ACE-0" office:value-type="float" office:value="19.899999999999999">
            <text:p>19.9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]*1000" office:value-type="float" office:value="10995">
            <text:p>10995</text:p>
          </table:table-cell>
          <table:table-cell table:style-name="ACE-0" table:formula="of:=[.S4]*1000" office:value-type="float" office:value="33">
            <text:p>3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4]+AVERAGE([.U4];[.V4])/2" office:value-type="float" office:value="-47.600000000000001">
            <text:p>−47.60</text:p>
          </table:table-cell>
          <table:table-cell table:style-name="ACE-3" table:formula="of:=AVERAGE([.U4];[.V4])" office:value-type="float" office:value="12">
            <text:p>12.00</text:p>
          </table:table-cell>
          <table:table-cell table:style-name="ACE-3" table:formula="of:=AVERAGE([.U4];[.V4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994999999999999">
            <text:p>10.995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53.600000000000001">
            <text:p>−53.6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15_20_16_6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]*1000" office:value-type="float" office:value="11063">
            <text:p>11063</text:p>
          </table:table-cell>
          <table:table-cell table:style-name="ACE-0" table:formula="of:=[.S5]*1000" office:value-type="float" office:value="17">
            <text:p>17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]+AVERAGE([.U5];[.V5])/2" office:value-type="float" office:value="-47.024999999999999">
            <text:p>−47.02</text:p>
          </table:table-cell>
          <table:table-cell table:style-name="ACE-3" table:formula="of:=AVERAGE([.U5];[.V5])" office:value-type="float" office:value="11.75">
            <text:p>11.75</text:p>
          </table:table-cell>
          <table:table-cell table:style-name="ACE-3" table:formula="of:=AVERAGE([.U5];[.V5])" office:value-type="float" office:value="11.75">
            <text:p>11.7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063000000000001">
            <text:p>11.063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2.899999999999999">
            <text:p>−52.9</text:p>
          </table:table-cell>
          <table:table-cell table:style-name="ACE-0" office:value-type="float" office:value="19.600000000000001">
            <text:p>19.6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19_8_2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6]*1000" office:value-type="float" office:value="11621">
            <text:p>11621</text:p>
          </table:table-cell>
          <table:table-cell table:style-name="ACE-0" table:formula="of:=[.S6]*1000" office:value-type="float" office:value="27">
            <text:p>27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]+AVERAGE([.U6];[.V6])/2" office:value-type="float" office:value="-54.575000000000003">
            <text:p>−54.58</text:p>
          </table:table-cell>
          <table:table-cell table:style-name="ACE-3" table:formula="of:=AVERAGE([.U6];[.V6])" office:value-type="float" office:value="11.85">
            <text:p>11.85</text:p>
          </table:table-cell>
          <table:table-cell table:style-name="ACE-3" table:formula="of:=AVERAGE([.U6];[.V6])" office:value-type="float" office:value="11.85">
            <text:p>11.8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621">
            <text:p>11.621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60.5">
            <text:p>−60.5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D_15_28_16_6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7]*1000" office:value-type="float" office:value="12169">
            <text:p>12169</text:p>
          </table:table-cell>
          <table:table-cell table:style-name="ACE-0" table:formula="of:=[.S7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]+AVERAGE([.U7];[.V7])/2" office:value-type="float" office:value="-59.024999999999999">
            <text:p>−59.02</text:p>
          </table:table-cell>
          <table:table-cell table:style-name="ACE-3" table:formula="of:=AVERAGE([.U7];[.V7])" office:value-type="float" office:value="11.949999999999999">
            <text:p>11.95</text:p>
          </table:table-cell>
          <table:table-cell table:style-name="ACE-3" table:formula="of:=AVERAGE([.U7];[.V7])" office:value-type="float" office:value="11.949999999999999">
            <text:p>11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169">
            <text:p>12.169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8]*1000" office:value-type="float" office:value="12216">
            <text:p>12216</text:p>
          </table:table-cell>
          <table:table-cell table:style-name="ACE-0" table:formula="of:=[.S8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]+AVERAGE([.U8];[.V8])/2" office:value-type="float" office:value="-61.150000000000006">
            <text:p>−61.15</text:p>
          </table:table-cell>
          <table:table-cell table:style-name="ACE-3" table:formula="of:=AVERAGE([.U8];[.V8])" office:value-type="float" office:value="12.100000000000001">
            <text:p>12.10</text:p>
          </table:table-cell>
          <table:table-cell table:style-name="ACE-3" table:formula="of:=AVERAGE([.U8];[.V8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15999999999999">
            <text:p>12.21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67.200000000000003">
            <text:p>−67.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9]*1000" office:value-type="float" office:value="12236">
            <text:p>12236</text:p>
          </table:table-cell>
          <table:table-cell table:style-name="ACE-0" table:formula="of:=[.S9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9]+AVERAGE([.U9];[.V9])/2" office:value-type="float" office:value="-61.25">
            <text:p>−61.25</text:p>
          </table:table-cell>
          <table:table-cell table:style-name="ACE-3" table:formula="of:=AVERAGE([.U9];[.V9])" office:value-type="float" office:value="12.100000000000001">
            <text:p>12.10</text:p>
          </table:table-cell>
          <table:table-cell table:style-name="ACE-3" table:formula="of:=AVERAGE([.U9];[.V9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36000000000001">
            <text:p>12.236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0]*1000" office:value-type="float" office:value="12558">
            <text:p>12558</text:p>
          </table:table-cell>
          <table:table-cell table:style-name="ACE-0" table:formula="of:=[.S10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0]+AVERAGE([.U10];[.V10])/2" office:value-type="float" office:value="-62.724999999999994">
            <text:p>−62.72</text:p>
          </table:table-cell>
          <table:table-cell table:style-name="ACE-3" table:formula="of:=AVERAGE([.U10];[.V10])" office:value-type="float" office:value="12.15">
            <text:p>12.15</text:p>
          </table:table-cell>
          <table:table-cell table:style-name="ACE-3" table:formula="of:=AVERAGE([.U10];[.V10])" office:value-type="float" office:value="12.15">
            <text:p>12.1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558">
            <text:p>12.558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2_7_24_2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1]*1000" office:value-type="float" office:value="12909">
            <text:p>12909</text:p>
          </table:table-cell>
          <table:table-cell table:style-name="ACE-0" table:formula="of:=[.S11]*1000" office:value-type="float" office:value="33">
            <text:p>3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1]+AVERAGE([.U11];[.V11])/2" office:value-type="float" office:value="-62.425000000000004">
            <text:p>−62.43</text:p>
          </table:table-cell>
          <table:table-cell table:style-name="ACE-3" table:formula="of:=AVERAGE([.U11];[.V11])" office:value-type="float" office:value="11.949999999999999">
            <text:p>11.95</text:p>
          </table:table-cell>
          <table:table-cell table:style-name="ACE-3" table:formula="of:=AVERAGE([.U11];[.V11])" office:value-type="float" office:value="11.949999999999999">
            <text:p>11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909000000000001">
            <text:p>12.909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68.400000000000006">
            <text:p>−68.4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22_29(b)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2]*1000" office:value-type="float" office:value="13886">
            <text:p>13886</text:p>
          </table:table-cell>
          <table:table-cell table:style-name="ACE-0" table:formula="of:=[.S12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2]+AVERAGE([.U12];[.V12])/2" office:value-type="float" office:value="-69.450000000000003">
            <text:p>−69.45</text:p>
          </table:table-cell>
          <table:table-cell table:style-name="ACE-3" table:formula="of:=AVERAGE([.U12];[.V12])" office:value-type="float" office:value="12.9">
            <text:p>12.90</text:p>
          </table:table-cell>
          <table:table-cell table:style-name="ACE-3" table:formula="of:=AVERAGE([.U12];[.V12])" office:value-type="float" office:value="12.9">
            <text:p>12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885999999999999">
            <text:p>13.88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75.900000000000006">
            <text:p>−75.9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22_29(b)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3]*1000" office:value-type="float" office:value="13913">
            <text:p>13913</text:p>
          </table:table-cell>
          <table:table-cell table:style-name="ACE-0" table:formula="of:=[.S13]*1000" office:value-type="float" office:value="39">
            <text:p>3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3]+AVERAGE([.U13];[.V13])/2" office:value-type="float" office:value="-69.549999999999997">
            <text:p>−69.55</text:p>
          </table:table-cell>
          <table:table-cell table:style-name="ACE-3" table:formula="of:=AVERAGE([.U13];[.V13])" office:value-type="float" office:value="12.9">
            <text:p>12.90</text:p>
          </table:table-cell>
          <table:table-cell table:style-name="ACE-3" table:formula="of:=AVERAGE([.U13];[.V13])" office:value-type="float" office:value="12.9">
            <text:p>12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913">
            <text:p>13.913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76">
            <text:p>−7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6_7_27_1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4]*1000" office:value-type="float" office:value="14074">
            <text:p>14074</text:p>
          </table:table-cell>
          <table:table-cell table:style-name="ACE-0" table:formula="of:=[.S14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4]+AVERAGE([.U14];[.V14])/2" office:value-type="float" office:value="-71.650000000000006">
            <text:p>−71.65</text:p>
          </table:table-cell>
          <table:table-cell table:style-name="ACE-3" table:formula="of:=AVERAGE([.U14];[.V14])" office:value-type="float" office:value="12.1">
            <text:p>12.10</text:p>
          </table:table-cell>
          <table:table-cell table:style-name="ACE-3" table:formula="of:=AVERAGE([.U14];[.V14])" office:value-type="float" office:value="12.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074">
            <text:p>14.074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77.700000000000003">
            <text:p>−77.7</text:p>
          </table:table-cell>
          <table:table-cell table:style-name="ACE-0" office:value-type="float" office:value="19.899999999999999">
            <text:p>19.9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6_7_27_1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5]*1000" office:value-type="float" office:value="14100">
            <text:p>14100</text:p>
          </table:table-cell>
          <table:table-cell table:style-name="ACE-0" table:formula="of:=[.S15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5]+AVERAGE([.U15];[.V15])/2" office:value-type="float" office:value="-71.900000000000006">
            <text:p>−71.90</text:p>
          </table:table-cell>
          <table:table-cell table:style-name="ACE-3" table:formula="of:=AVERAGE([.U15];[.V15])" office:value-type="float" office:value="12">
            <text:p>12.00</text:p>
          </table:table-cell>
          <table:table-cell table:style-name="ACE-3" table:formula="of:=AVERAGE([.U15];[.V15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">
            <text:p>14.1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2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6]*1000" office:value-type="float" office:value="14114">
            <text:p>14114</text:p>
          </table:table-cell>
          <table:table-cell table:style-name="ACE-0" table:formula="of:=[.S16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6]+AVERAGE([.U16];[.V16])/2" office:value-type="float" office:value="-73.900000000000006">
            <text:p>−73.90</text:p>
          </table:table-cell>
          <table:table-cell table:style-name="ACE-3" table:formula="of:=AVERAGE([.U16];[.V16])" office:value-type="float" office:value="12">
            <text:p>12.00</text:p>
          </table:table-cell>
          <table:table-cell table:style-name="ACE-3" table:formula="of:=AVERAGE([.U16];[.V16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14000000000001">
            <text:p>14.114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79.900000000000006">
            <text:p>−79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7]*1000" office:value-type="float" office:value="14241">
            <text:p>14241</text:p>
          </table:table-cell>
          <table:table-cell table:style-name="ACE-0" table:formula="of:=[.S17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7]+AVERAGE([.U17];[.V17])/2" office:value-type="float" office:value="-77.474999999999994">
            <text:p>−77.47</text:p>
          </table:table-cell>
          <table:table-cell table:style-name="ACE-3" table:formula="of:=AVERAGE([.U17];[.V17])" office:value-type="float" office:value="12.050000000000001">
            <text:p>12.05</text:p>
          </table:table-cell>
          <table:table-cell table:style-name="ACE-3" table:formula="of:=AVERAGE([.U17];[.V17])" office:value-type="float" office:value="12.050000000000001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241">
            <text:p>14.241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83.5">
            <text:p>−83.5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3_45_24_2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8]*1000" office:value-type="float" office:value="14281">
            <text:p>14281</text:p>
          </table:table-cell>
          <table:table-cell table:style-name="ACE-0" table:formula="of:=[.S18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8]+AVERAGE([.U18];[.V18])/2" office:value-type="float" office:value="-75.700000000000003">
            <text:p>−75.70</text:p>
          </table:table-cell>
          <table:table-cell table:style-name="ACE-3" table:formula="of:=AVERAGE([.U18];[.V18])" office:value-type="float" office:value="12">
            <text:p>12.00</text:p>
          </table:table-cell>
          <table:table-cell table:style-name="ACE-3" table:formula="of:=AVERAGE([.U18];[.V18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281000000000001">
            <text:p>14.281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1.700000000000003">
            <text:p>−81.7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9]*1000" office:value-type="float" office:value="14306">
            <text:p>14306</text:p>
          </table:table-cell>
          <table:table-cell table:style-name="ACE-0" table:formula="of:=[.S19]*1000" office:value-type="float" office:value="44">
            <text:p>4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9]+AVERAGE([.U19];[.V19])/2" office:value-type="float" office:value="-77.774999999999991">
            <text:p>−77.77</text:p>
          </table:table-cell>
          <table:table-cell table:style-name="ACE-3" table:formula="of:=AVERAGE([.U19];[.V19])" office:value-type="float" office:value="12.050000000000001">
            <text:p>12.05</text:p>
          </table:table-cell>
          <table:table-cell table:style-name="ACE-3" table:formula="of:=AVERAGE([.U19];[.V19])" office:value-type="float" office:value="12.050000000000001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305999999999999">
            <text:p>14.306</text:p>
          </table:table-cell>
          <table:table-cell table:style-name="ACE-0" office:value-type="float" office:value="0.043999999999999997">
            <text:p>0.044</text:p>
          </table:table-cell>
          <table:table-cell table:style-name="ACE-0" office:value-type="float" office:value="-83.799999999999997">
            <text:p>−83.8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0]*1000" office:value-type="float" office:value="14366">
            <text:p>14366</text:p>
          </table:table-cell>
          <table:table-cell table:style-name="ACE-0" table:formula="of:=[.S20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0]+AVERAGE([.U20];[.V20])/2" office:value-type="float" office:value="-78.099999999999994">
            <text:p>−78.10</text:p>
          </table:table-cell>
          <table:table-cell table:style-name="ACE-3" table:formula="of:=AVERAGE([.U20];[.V20])" office:value-type="float" office:value="12">
            <text:p>12.00</text:p>
          </table:table-cell>
          <table:table-cell table:style-name="ACE-3" table:formula="of:=AVERAGE([.U20];[.V20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366">
            <text:p>14.366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4.099999999999994">
            <text:p>−84.1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81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1]*1000" office:value-type="float" office:value="14428">
            <text:p>14428</text:p>
          </table:table-cell>
          <table:table-cell table:style-name="ACE-0" table:formula="of:=[.S21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1]+AVERAGE([.U21];[.V21])/2" office:value-type="float" office:value="-78.350000000000009">
            <text:p>−78.35</text:p>
          </table:table-cell>
          <table:table-cell table:style-name="ACE-3" table:formula="of:=AVERAGE([.U21];[.V21])" office:value-type="float" office:value="12.100000000000001">
            <text:p>12.10</text:p>
          </table:table-cell>
          <table:table-cell table:style-name="ACE-3" table:formula="of:=AVERAGE([.U21];[.V21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428000000000001">
            <text:p>14.428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4.400000000000006">
            <text:p>−84.4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8_48_19_15(a)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2]*1000" office:value-type="float" office:value="14567">
            <text:p>14567</text:p>
          </table:table-cell>
          <table:table-cell table:style-name="ACE-0" table:formula="of:=[.S22]*1000" office:value-type="float" office:value="29">
            <text:p>2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2]+AVERAGE([.U22];[.V22])/2" office:value-type="float" office:value="-75.950000000000003">
            <text:p>−75.95</text:p>
          </table:table-cell>
          <table:table-cell table:style-name="ACE-3" table:formula="of:=AVERAGE([.U22];[.V22])" office:value-type="float" office:value="12.100000000000001">
            <text:p>12.10</text:p>
          </table:table-cell>
          <table:table-cell table:style-name="ACE-3" table:formula="of:=AVERAGE([.U22];[.V22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567">
            <text:p>14.567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float" office:value="-82">
            <text:p>−8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8_48_19_15(a)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3]*1000" office:value-type="float" office:value="14630">
            <text:p>14630</text:p>
          </table:table-cell>
          <table:table-cell table:style-name="ACE-0" table:formula="of:=[.S23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3]+AVERAGE([.U23];[.V23])/2" office:value-type="float" office:value="-76.25">
            <text:p>−76.25</text:p>
          </table:table-cell>
          <table:table-cell table:style-name="ACE-3" table:formula="of:=AVERAGE([.U23];[.V23])" office:value-type="float" office:value="12.100000000000001">
            <text:p>12.10</text:p>
          </table:table-cell>
          <table:table-cell table:style-name="ACE-3" table:formula="of:=AVERAGE([.U23];[.V23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630000000000001">
            <text:p>14.63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2.299999999999997">
            <text:p>−82.3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39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4]*1000" office:value-type="float" office:value="14938">
            <text:p>14938</text:p>
          </table:table-cell>
          <table:table-cell table:style-name="ACE-0" table:formula="of:=[.S24]*1000" office:value-type="float" office:value="50">
            <text:p>5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4]+AVERAGE([.U24];[.V24])/2" office:value-type="float" office:value="-79.650000000000006">
            <text:p>−79.65</text:p>
          </table:table-cell>
          <table:table-cell table:style-name="ACE-3" table:formula="of:=AVERAGE([.U24];[.V24])" office:value-type="float" office:value="12.100000000000001">
            <text:p>12.10</text:p>
          </table:table-cell>
          <table:table-cell table:style-name="ACE-3" table:formula="of:=AVERAGE([.U24];[.V24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938000000000001">
            <text:p>14.93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4_25_25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5]*1000" office:value-type="float" office:value="15308">
            <text:p>15308</text:p>
          </table:table-cell>
          <table:table-cell table:style-name="ACE-0" table:formula="of:=[.S25]*1000" office:value-type="float" office:value="29">
            <text:p>2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5]+AVERAGE([.U25];[.V25])/2" office:value-type="float" office:value="-82.325000000000003">
            <text:p>−82.33</text:p>
          </table:table-cell>
          <table:table-cell table:style-name="ACE-3" table:formula="of:=AVERAGE([.U25];[.V25])" office:value-type="float" office:value="12.15">
            <text:p>12.15</text:p>
          </table:table-cell>
          <table:table-cell table:style-name="ACE-3" table:formula="of:=AVERAGE([.U25];[.V25])" office:value-type="float" office:value="12.15">
            <text:p>12.1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5.308">
            <text:p>15.308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float" office:value="-88.400000000000006">
            <text:p>−88.4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5_75_27_2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6]*1000" office:value-type="float" office:value="20403">
            <text:p>20403</text:p>
          </table:table-cell>
          <table:table-cell table:style-name="ACE-0" table:formula="of:=[.S26]*1000" office:value-type="float" office:value="31">
            <text:p>31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6]+AVERAGE([.U26];[.V26])/2" office:value-type="float" office:value="-106.60000000000001">
            <text:p>−106.60</text:p>
          </table:table-cell>
          <table:table-cell table:style-name="ACE-3" table:formula="of:=AVERAGE([.U26];[.V26])" office:value-type="float" office:value="12.6">
            <text:p>12.60</text:p>
          </table:table-cell>
          <table:table-cell table:style-name="ACE-3" table:formula="of:=AVERAGE([.U26];[.V26])" office:value-type="float" office:value="12.6">
            <text:p>12.6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402999999999999">
            <text:p>20.403</text:p>
          </table:table-cell>
          <table:table-cell table:style-name="ACE-0" office:value-type="float" office:value="0.031">
            <text:p>0.031</text:p>
          </table:table-cell>
          <table:table-cell table:style-name="ACE-0" office:value-type="float" office:value="-112.90000000000001">
            <text:p>−112.9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5_75_27_2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7]*1000" office:value-type="float" office:value="20543">
            <text:p>20543</text:p>
          </table:table-cell>
          <table:table-cell table:style-name="ACE-0" table:formula="of:=[.S27]*1000" office:value-type="float" office:value="65">
            <text:p>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7]+AVERAGE([.U27];[.V27])/2" office:value-type="float" office:value="-107.15000000000001">
            <text:p>−107.15</text:p>
          </table:table-cell>
          <table:table-cell table:style-name="ACE-3" table:formula="of:=AVERAGE([.U27];[.V27])" office:value-type="float" office:value="12.700000000000001">
            <text:p>12.70</text:p>
          </table:table-cell>
          <table:table-cell table:style-name="ACE-3" table:formula="of:=AVERAGE([.U27];[.V27])" office:value-type="float" office:value="12.700000000000001">
            <text:p>12.7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542999999999999">
            <text:p>20.543</text:p>
          </table:table-cell>
          <table:table-cell table:style-name="ACE-0" office:value-type="float" office:value="0.065000000000000002">
            <text:p>0.065</text:p>
          </table:table-cell>
          <table:table-cell table:style-name="ACE-0" office:value-type="float" office:value="-113.5">
            <text:p>−113.5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5.2999999999999998">
            <text:p>5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30_25_31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8]*1000" office:value-type="float" office:value="24626">
            <text:p>24626</text:p>
          </table:table-cell>
          <table:table-cell table:style-name="ACE-0" table:formula="of:=[.S28]*1000" office:value-type="float" office:value="53">
            <text:p>5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8]+AVERAGE([.U28];[.V28])/2" office:value-type="float" office:value="-130.80000000000001">
            <text:p>−130.80</text:p>
          </table:table-cell>
          <table:table-cell table:style-name="ACE-3" table:formula="of:=AVERAGE([.U28];[.V28])" office:value-type="float" office:value="13">
            <text:p>13.00</text:p>
          </table:table-cell>
          <table:table-cell table:style-name="ACE-3" table:formula="of:=AVERAGE([.U28];[.V28])" office:value-type="float" office:value="13">
            <text:p>13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4.626000000000001">
            <text:p>24.626</text:p>
          </table:table-cell>
          <table:table-cell table:style-name="ACE-0" office:value-type="float" office:value="0.052999999999999999">
            <text:p>0.053</text:p>
          </table:table-cell>
          <table:table-cell table:style-name="ACE-0" office:value-type="float" office:value="-137.30000000000001">
            <text:p>−137.3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64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9]*1000" office:value-type="float" office:value="13996">
            <text:p>13996</text:p>
          </table:table-cell>
          <table:table-cell table:style-name="ACE-0" table:formula="of:=[.S29]*1000" office:value-type="float" office:value="39">
            <text:p>39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9]+AVERAGE([.U29];[.V29])/2" office:value-type="float" office:value="-67.900000000000006">
            <text:p>−67.90</text:p>
          </table:table-cell>
          <table:table-cell table:style-name="ACE-3" table:formula="of:=AVERAGE([.U29];[.V29])" office:value-type="float" office:value="25">
            <text:p>25.00</text:p>
          </table:table-cell>
          <table:table-cell table:style-name="ACE-3" table:formula="of:=AVERAGE([.U29];[.V29])" office:value-type="float" office:value="25">
            <text:p>2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996">
            <text:p>13.996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80.400000000000006">
            <text:p>−80.4</text:p>
          </table:table-cell>
          <table:table-cell table:style-name="ACE-0" office:value-type="float" office:value="43.200000000000003">
            <text:p>43.2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64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0]*1000" office:value-type="float" office:value="14041">
            <text:p>14041</text:p>
          </table:table-cell>
          <table:table-cell table:style-name="ACE-0" table:formula="of:=[.S30]*1000" office:value-type="float" office:value="23">
            <text:p>23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0]+AVERAGE([.U30];[.V30])/2" office:value-type="float" office:value="-68.099999999999994">
            <text:p>−68.10</text:p>
          </table:table-cell>
          <table:table-cell table:style-name="ACE-3" table:formula="of:=AVERAGE([.U30];[.V30])" office:value-type="float" office:value="25">
            <text:p>25.00</text:p>
          </table:table-cell>
          <table:table-cell table:style-name="ACE-3" table:formula="of:=AVERAGE([.U30];[.V30])" office:value-type="float" office:value="25">
            <text:p>2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041">
            <text:p>14.041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80.599999999999994">
            <text:p>−80.6</text:p>
          </table:table-cell>
          <table:table-cell table:style-name="ACE-0" office:value-type="float" office:value="43.200000000000003">
            <text:p>43.2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D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1]*1000" office:value-type="float" office:value="12603">
            <text:p>12603</text:p>
          </table:table-cell>
          <table:table-cell table:style-name="ACE-0" table:formula="of:=[.S31]*1000" office:value-type="float" office:value="19">
            <text:p>19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1]+AVERAGE([.U31];[.V31])/2" office:value-type="float" office:value="-64.375">
            <text:p>−64.38</text:p>
          </table:table-cell>
          <table:table-cell table:style-name="ACE-3" table:formula="of:=AVERAGE([.U31];[.V31])" office:value-type="float" office:value="7.25">
            <text:p>7.25</text:p>
          </table:table-cell>
          <table:table-cell table:style-name="ACE-3" table:formula="of:=AVERAGE([.U31];[.V31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03">
            <text:p>12.603</text:p>
          </table:table-cell>
          <table:table-cell table:style-name="ACE-0" office:value-type="float" office:value="0.019">
            <text:p>0.019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2]*1000" office:value-type="float" office:value="12641">
            <text:p>12641</text:p>
          </table:table-cell>
          <table:table-cell table:style-name="ACE-0" table:formula="of:=[.S32]*1000" office:value-type="float" office:value="24">
            <text:p>24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2]+AVERAGE([.U32];[.V32])/2" office:value-type="float" office:value="-64.575000000000003">
            <text:p>−64.58</text:p>
          </table:table-cell>
          <table:table-cell table:style-name="ACE-3" table:formula="of:=AVERAGE([.U32];[.V32])" office:value-type="float" office:value="7.25">
            <text:p>7.25</text:p>
          </table:table-cell>
          <table:table-cell table:style-name="ACE-3" table:formula="of:=AVERAGE([.U32];[.V32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41">
            <text:p>12.641</text:p>
          </table:table-cell>
          <table:table-cell table:style-name="ACE-0" office:value-type="float" office:value="0.024">
            <text:p>0.024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3]*1000" office:value-type="float" office:value="12650">
            <text:p>12650</text:p>
          </table:table-cell>
          <table:table-cell table:style-name="ACE-0" table:formula="of:=[.S33]*1000" office:value-type="float" office:value="18">
            <text:p>18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3]+AVERAGE([.U33];[.V33])/2" office:value-type="float" office:value="-64.575000000000003">
            <text:p>−64.58</text:p>
          </table:table-cell>
          <table:table-cell table:style-name="ACE-3" table:formula="of:=AVERAGE([.U33];[.V33])" office:value-type="float" office:value="7.25">
            <text:p>7.25</text:p>
          </table:table-cell>
          <table:table-cell table:style-name="ACE-3" table:formula="of:=AVERAGE([.U33];[.V33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5">
            <text:p>12.65</text:p>
          </table:table-cell>
          <table:table-cell table:style-name="ACE-0" office:value-type="float" office:value="0.017999999999999999">
            <text:p>0.018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4]*1000" office:value-type="float" office:value="12657">
            <text:p>12657</text:p>
          </table:table-cell>
          <table:table-cell table:style-name="ACE-0" table:formula="of:=[.S34]*1000" office:value-type="float" office:value="33">
            <text:p>33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4]+AVERAGE([.U34];[.V34])/2" office:value-type="float" office:value="-64.575000000000003">
            <text:p>−64.58</text:p>
          </table:table-cell>
          <table:table-cell table:style-name="ACE-3" table:formula="of:=AVERAGE([.U34];[.V34])" office:value-type="float" office:value="7.25">
            <text:p>7.25</text:p>
          </table:table-cell>
          <table:table-cell table:style-name="ACE-3" table:formula="of:=AVERAGE([.U34];[.V34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57">
            <text:p>12.657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E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5]*1000" office:value-type="float" office:value="12832">
            <text:p>12832</text:p>
          </table:table-cell>
          <table:table-cell table:style-name="ACE-0" table:formula="of:=[.S35]*1000" office:value-type="float" office:value="28">
            <text:p>28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5]+AVERAGE([.U35];[.V35])/2" office:value-type="float" office:value="-65.349999999999994">
            <text:p>−65.35</text:p>
          </table:table-cell>
          <table:table-cell table:style-name="ACE-3" table:formula="of:=AVERAGE([.U35];[.V35])" office:value-type="float" office:value="7.2999999999999998">
            <text:p>7.30</text:p>
          </table:table-cell>
          <table:table-cell table:style-name="ACE-3" table:formula="of:=AVERAGE([.U35];[.V35])" office:value-type="float" office:value="7.2999999999999998">
            <text:p>7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832000000000001">
            <text:p>12.832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9">
            <text:p>−69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15_16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6]*1000" office:value-type="float" office:value="11631">
            <text:p>11631</text:p>
          </table:table-cell>
          <table:table-cell table:style-name="ACE-0" table:formula="of:=[.S36]*1000" office:value-type="float" office:value="27">
            <text:p>2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6]+AVERAGE([.U36];[.V36])/2" office:value-type="float" office:value="-45.524999999999999">
            <text:p>−45.52</text:p>
          </table:table-cell>
          <table:table-cell table:style-name="ACE-3" table:formula="of:=AVERAGE([.U36];[.V36])" office:value-type="float" office:value="19.949999999999999">
            <text:p>19.95</text:p>
          </table:table-cell>
          <table:table-cell table:style-name="ACE-3" table:formula="of:=AVERAGE([.U36];[.V36])" office:value-type="float" office:value="19.949999999999999">
            <text:p>19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631">
            <text:p>11.631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5.5">
            <text:p>−55.5</text:p>
          </table:table-cell>
          <table:table-cell table:style-name="ACE-0" office:value-type="float" office:value="31.699999999999999">
            <text:p>31.7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78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7]*1000" office:value-type="float" office:value="20643">
            <text:p>20643</text:p>
          </table:table-cell>
          <table:table-cell table:style-name="ACE-0" table:formula="of:=[.S37]*1000" office:value-type="float" office:value="37">
            <text:p>3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7]+AVERAGE([.U37];[.V37])/2" office:value-type="float" office:value="-108.72499999999999">
            <text:p>−108.72</text:p>
          </table:table-cell>
          <table:table-cell table:style-name="ACE-3" table:formula="of:=AVERAGE([.U37];[.V37])" office:value-type="float" office:value="20.550000000000001">
            <text:p>20.55</text:p>
          </table:table-cell>
          <table:table-cell table:style-name="ACE-3" table:formula="of:=AVERAGE([.U37];[.V37])" office:value-type="float" office:value="20.550000000000001">
            <text:p>20.5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643000000000001">
            <text:p>20.643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119">
            <text:p>−119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283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8]*1000" office:value-type="float" office:value="21486">
            <text:p>21486</text:p>
          </table:table-cell>
          <table:table-cell table:style-name="ACE-0" table:formula="of:=[.S38]*1000" office:value-type="float" office:value="43">
            <text:p>43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8]+AVERAGE([.U38];[.V38])/2" office:value-type="float" office:value="-117.52499999999999">
            <text:p>−117.52</text:p>
          </table:table-cell>
          <table:table-cell table:style-name="ACE-3" table:formula="of:=AVERAGE([.U38];[.V38])" office:value-type="float" office:value="20.550000000000001">
            <text:p>20.55</text:p>
          </table:table-cell>
          <table:table-cell table:style-name="ACE-3" table:formula="of:=AVERAGE([.U38];[.V38])" office:value-type="float" office:value="20.550000000000001">
            <text:p>20.5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1.486000000000001">
            <text:p>21.486</text:p>
          </table:table-cell>
          <table:table-cell table:style-name="ACE-0" office:value-type="float" office:value="0.042999999999999997">
            <text:p>0.043</text:p>
          </table:table-cell>
          <table:table-cell table:style-name="ACE-0" office:value-type="float" office:value="-127.8">
            <text:p>−127.8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283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9]*1000" office:value-type="float" office:value="21824">
            <text:p>21824</text:p>
          </table:table-cell>
          <table:table-cell table:style-name="ACE-0" table:formula="of:=[.S39]*1000" office:value-type="float" office:value="43">
            <text:p>43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9]+AVERAGE([.U39];[.V39])/2" office:value-type="float" office:value="-119.10000000000001">
            <text:p>−119.10</text:p>
          </table:table-cell>
          <table:table-cell table:style-name="ACE-3" table:formula="of:=AVERAGE([.U39];[.V39])" office:value-type="float" office:value="20.600000000000001">
            <text:p>20.60</text:p>
          </table:table-cell>
          <table:table-cell table:style-name="ACE-3" table:formula="of:=AVERAGE([.U39];[.V39])" office:value-type="float" office:value="20.600000000000001">
            <text:p>20.6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1.824000000000002">
            <text:p>21.824</text:p>
          </table:table-cell>
          <table:table-cell table:style-name="ACE-0" office:value-type="float" office:value="0.042999999999999997">
            <text:p>0.043</text:p>
          </table:table-cell>
          <table:table-cell table:style-name="ACE-0" office:value-type="float" office:value="-129.40000000000001">
            <text:p>−129.4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b_13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0]*1000" office:value-type="float" office:value="7752">
            <text:p>7752</text:p>
          </table:table-cell>
          <table:table-cell table:style-name="ACE-0" table:formula="of:=[.S40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699999999999999">
            <text:p>−18.70</text:p>
          </table:table-cell>
          <table:table-cell table:style-name="ACE-3" office:value-type="float" office:value="1.8999999999999999">
            <text:p>1.90</text:p>
          </table:table-cell>
          <table:table-cell table:style-name="ACE-3" office:value-type="float" office:value="1.8999999999999999">
            <text:p>1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7.7519999999999998">
            <text:p>7.752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14_5_16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1]*1000" office:value-type="float" office:value="8518">
            <text:p>8518</text:p>
          </table:table-cell>
          <table:table-cell table:style-name="ACE-0" table:formula="of:=[.S41]*1000" office:value-type="float" office:value="26">
            <text:p>2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199999999999999">
            <text:p>−25.20</text:p>
          </table:table-cell>
          <table:table-cell table:style-name="ACE-3" office:value-type="float" office:value="2">
            <text:p>2.00</text:p>
          </table:table-cell>
          <table:table-cell table:style-name="ACE-3" office:value-type="float" office:value="2">
            <text:p>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8.5180000000000007">
            <text:p>8.518</text:p>
          </table:table-cell>
          <table:table-cell table:style-name="ACE-0" office:value-type="float" office:value="0.025999999999999999">
            <text:p>0.02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b_15_5_17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2]*1000" office:value-type="float" office:value="8946">
            <text:p>8946</text:p>
          </table:table-cell>
          <table:table-cell table:style-name="ACE-0" table:formula="of:=[.S42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99999999999999">
            <text:p>−28.2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8.9459999999999997">
            <text:p>8.946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a_15_5_17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3]*1000" office:value-type="float" office:value="9113">
            <text:p>9113</text:p>
          </table:table-cell>
          <table:table-cell table:style-name="ACE-0" table:formula="of:=[.S43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899999999999999">
            <text:p>−28.9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129999999999995">
            <text:p>9.113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a_15_5_17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4]*1000" office:value-type="float" office:value="9175">
            <text:p>9175</text:p>
          </table:table-cell>
          <table:table-cell table:style-name="ACE-0" table:formula="of:=[.S44]*1000" office:value-type="float" office:value="12">
            <text:p>12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199999999999999">
            <text:p>−29.2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750000000000007">
            <text:p>9.175</text:p>
          </table:table-cell>
          <table:table-cell table:style-name="ACE-0" office:value-type="float" office:value="0.012">
            <text:p>0.012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b_14_1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5]*1000" office:value-type="float" office:value="10386">
            <text:p>10386</text:p>
          </table:table-cell>
          <table:table-cell table:style-name="ACE-0" table:formula="of:=[.S45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8.799999999999997">
            <text:p>−48.8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385999999999999">
            <text:p>10.386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a_14_1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6]*1000" office:value-type="float" office:value="10419">
            <text:p>10419</text:p>
          </table:table-cell>
          <table:table-cell table:style-name="ACE-0" table:formula="of:=[.S46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8.899999999999999">
            <text:p>−48.9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419">
            <text:p>10.419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a_14_1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7]*1000" office:value-type="float" office:value="10454">
            <text:p>10454</text:p>
          </table:table-cell>
          <table:table-cell table:style-name="ACE-0" table:formula="of:=[.S47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9.100000000000001">
            <text:p>−49.1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454000000000001">
            <text:p>10.454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87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8]*1000" office:value-type="float" office:value="14129">
            <text:p>14129</text:p>
          </table:table-cell>
          <table:table-cell table:style-name="ACE-0" table:formula="of:=[.S48]*1000" office:value-type="float" office:value="29">
            <text:p>29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">
            <text:p>−83.00</text:p>
          </table:table-cell>
          <table:table-cell table:style-name="ACE-3" office:value-type="float" office:value="3">
            <text:p>3.00</text:p>
          </table:table-cell>
          <table:table-cell table:style-name="ACE-3" office:value-type="float" office:value="3">
            <text:p>3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29">
            <text:p>14.129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2_55_22_8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9]*1000" office:value-type="float" office:value="14890">
            <text:p>14890</text:p>
          </table:table-cell>
          <table:table-cell table:style-name="ACE-0" table:formula="of:=[.S49]*1000" office:value-type="float" office:value="23">
            <text:p>23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.5">
            <text:p>−83.50</text:p>
          </table:table-cell>
          <table:table-cell table:style-name="ACE-3" office:value-type="float" office:value="3.1000000000000001">
            <text:p>3.10</text:p>
          </table:table-cell>
          <table:table-cell table:style-name="ACE-3" office:value-type="float" office:value="3.1000000000000001">
            <text:p>3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890000000000001">
            <text:p>14.89</text:p>
          </table:table-cell>
          <table:table-cell table:style-name="ACE-0" office:value-type="float" office:value="0.023">
            <text:p>0.023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2_55_22_8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0]*1000" office:value-type="float" office:value="14905">
            <text:p>14905</text:p>
          </table:table-cell>
          <table:table-cell table:style-name="ACE-0" table:formula="of:=[.S50]*1000" office:value-type="float" office:value="45">
            <text:p>45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.599999999999994">
            <text:p>−83.60</text:p>
          </table:table-cell>
          <table:table-cell table:style-name="ACE-3" office:value-type="float" office:value="3.2000000000000002">
            <text:p>3.20</text:p>
          </table:table-cell>
          <table:table-cell table:style-name="ACE-3" office:value-type="float" office:value="3.2000000000000002">
            <text:p>3.2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904999999999999">
            <text:p>14.905</text:p>
          </table:table-cell>
          <table:table-cell table:style-name="ACE-0" office:value-type="float" office:value="0.044999999999999998">
            <text:p>0.045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1]*1000" office:value-type="float" office:value="9068">
            <text:p>9068</text:p>
          </table:table-cell>
          <table:table-cell table:style-name="ACE-0" table:formula="of:=[.S51]*1000" office:value-type="float" office:value="32">
            <text:p>3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1]+AVERAGE([.U51];[.V51])/2" office:value-type="float" office:value="-14.199999999999999">
            <text:p>−14.20</text:p>
          </table:table-cell>
          <table:table-cell table:style-name="ACE-3" table:formula="of:=AVERAGE([.U51];[.V51])" office:value-type="float" office:value="35">
            <text:p>35.00</text:p>
          </table:table-cell>
          <table:table-cell table:style-name="ACE-3" table:formula="of:=AVERAGE([.U51];[.V51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0679999999999996">
            <text:p>9.068</text:p>
          </table:table-cell>
          <table:table-cell table:style-name="ACE-0" office:value-type="float" office:value="0.032000000000000001">
            <text:p>0.032</text:p>
          </table:table-cell>
          <table:table-cell table:style-name="ACE-0" office:value-type="float" office:value="-31.699999999999999">
            <text:p>−31.7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2]*1000" office:value-type="float" office:value="9115">
            <text:p>9115</text:p>
          </table:table-cell>
          <table:table-cell table:style-name="ACE-0" table:formula="of:=[.S52]*1000" office:value-type="float" office:value="37">
            <text:p>3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2]+AVERAGE([.U52];[.V52])/2" office:value-type="float" office:value="-14.399999999999999">
            <text:p>−14.40</text:p>
          </table:table-cell>
          <table:table-cell table:style-name="ACE-3" table:formula="of:=AVERAGE([.U52];[.V52])" office:value-type="float" office:value="35">
            <text:p>35.00</text:p>
          </table:table-cell>
          <table:table-cell table:style-name="ACE-3" table:formula="of:=AVERAGE([.U52];[.V52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150000000000002">
            <text:p>9.115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31.899999999999999">
            <text:p>−31.9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3]*1000" office:value-type="float" office:value="9194">
            <text:p>9194</text:p>
          </table:table-cell>
          <table:table-cell table:style-name="ACE-0" table:formula="of:=[.S53]*1000" office:value-type="float" office:value="12">
            <text:p>1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3]+AVERAGE([.U53];[.V53])/2" office:value-type="float" office:value="-14.799999999999997">
            <text:p>−14.80</text:p>
          </table:table-cell>
          <table:table-cell table:style-name="ACE-3" table:formula="of:=AVERAGE([.U53];[.V53])" office:value-type="float" office:value="35">
            <text:p>35.00</text:p>
          </table:table-cell>
          <table:table-cell table:style-name="ACE-3" table:formula="of:=AVERAGE([.U53];[.V53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940000000000008">
            <text:p>9.194</text:p>
          </table:table-cell>
          <table:table-cell table:style-name="ACE-0" office:value-type="float" office:value="0.012">
            <text:p>0.012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D_12_28_13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4]*1000" office:value-type="float" office:value="11467">
            <text:p>11467</text:p>
          </table:table-cell>
          <table:table-cell table:style-name="ACE-0" table:formula="of:=[.S54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4]+AVERAGE([.U54];[.V54])/2" office:value-type="float" office:value="-41.100000000000001">
            <text:p>−41.10</text:p>
          </table:table-cell>
          <table:table-cell table:style-name="ACE-3" table:formula="of:=AVERAGE([.U54];[.V54])" office:value-type="float" office:value="35.200000000000003">
            <text:p>35.20</text:p>
          </table:table-cell>
          <table:table-cell table:style-name="ACE-3" table:formula="of:=AVERAGE([.U54];[.V54])" office:value-type="float" office:value="35.200000000000003">
            <text:p>35.2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467000000000001">
            <text:p>11.467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8.700000000000003">
            <text:p>−58.7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92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5]*1000" office:value-type="float" office:value="12225">
            <text:p>12225</text:p>
          </table:table-cell>
          <table:table-cell table:style-name="ACE-0" table:formula="of:=[.S55]*1000" office:value-type="float" office:value="38">
            <text:p>3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5]+AVERAGE([.U55];[.V55])/2" office:value-type="float" office:value="-51.550000000000004">
            <text:p>−51.55</text:p>
          </table:table-cell>
          <table:table-cell table:style-name="ACE-3" table:formula="of:=AVERAGE([.U55];[.V55])" office:value-type="float" office:value="35.299999999999997">
            <text:p>35.30</text:p>
          </table:table-cell>
          <table:table-cell table:style-name="ACE-3" table:formula="of:=AVERAGE([.U55];[.V55])" office:value-type="float" office:value="35.299999999999997">
            <text:p>35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25">
            <text:p>12.225</text:p>
          </table:table-cell>
          <table:table-cell table:style-name="ACE-0" office:value-type="float" office:value="0.037999999999999999">
            <text:p>0.038</text:p>
          </table:table-cell>
          <table:table-cell table:style-name="ACE-0" office:value-type="float" office:value="-69.200000000000003">
            <text:p>−69.2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2_5_13_12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6]*1000" office:value-type="float" office:value="12277">
            <text:p>12277</text:p>
          </table:table-cell>
          <table:table-cell table:style-name="ACE-0" table:formula="of:=[.S56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6]+AVERAGE([.U56];[.V56])/2" office:value-type="float" office:value="-47.875">
            <text:p>−47.88</text:p>
          </table:table-cell>
          <table:table-cell table:style-name="ACE-3" table:formula="of:=AVERAGE([.U56];[.V56])" office:value-type="float" office:value="35.25">
            <text:p>35.25</text:p>
          </table:table-cell>
          <table:table-cell table:style-name="ACE-3" table:formula="of:=AVERAGE([.U56];[.V56])" office:value-type="float" office:value="35.25">
            <text:p>35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76999999999999">
            <text:p>12.277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65.5">
            <text:p>−65.5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03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7]*1000" office:value-type="float" office:value="12814">
            <text:p>12814</text:p>
          </table:table-cell>
          <table:table-cell table:style-name="ACE-0" table:formula="of:=[.S57]*1000" office:value-type="float" office:value="23">
            <text:p>2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7]+AVERAGE([.U57];[.V57])/2" office:value-type="float" office:value="-52.225000000000009">
            <text:p>−52.23</text:p>
          </table:table-cell>
          <table:table-cell table:style-name="ACE-3" table:formula="of:=AVERAGE([.U57];[.V57])" office:value-type="float" office:value="35.349999999999994">
            <text:p>35.35</text:p>
          </table:table-cell>
          <table:table-cell table:style-name="ACE-3" table:formula="of:=AVERAGE([.U57];[.V57])" office:value-type="float" office:value="35.349999999999994">
            <text:p>35.3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814">
            <text:p>12.814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69.900000000000006">
            <text:p>−69.9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L_89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8]*1000" office:value-type="float" office:value="13360">
            <text:p>13360</text:p>
          </table:table-cell>
          <table:table-cell table:style-name="ACE-0" table:formula="of:=[.S58]*1000" office:value-type="float" office:value="81">
            <text:p>8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8]+AVERAGE([.U58];[.V58])/2" office:value-type="float" office:value="-58.799999999999997">
            <text:p>−58.80</text:p>
          </table:table-cell>
          <table:table-cell table:style-name="ACE-3" table:formula="of:=AVERAGE([.U58];[.V58])" office:value-type="float" office:value="35.399999999999999">
            <text:p>35.40</text:p>
          </table:table-cell>
          <table:table-cell table:style-name="ACE-3" table:formula="of:=AVERAGE([.U58];[.V58])" office:value-type="float" office:value="35.399999999999999">
            <text:p>35.4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359999999999999">
            <text:p>13.36</text:p>
          </table:table-cell>
          <table:table-cell table:style-name="ACE-0" office:value-type="float" office:value="0.081000000000000003">
            <text:p>0.081</text:p>
          </table:table-cell>
          <table:table-cell table:style-name="ACE-0" office:value-type="float" office:value="-76.5">
            <text:p>−76.5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15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9]*1000" office:value-type="float" office:value="19704">
            <text:p>19704</text:p>
          </table:table-cell>
          <table:table-cell table:style-name="ACE-0" table:formula="of:=[.S59]*1000" office:value-type="float" office:value="36">
            <text:p>3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9]+AVERAGE([.U59];[.V59])/2" office:value-type="float" office:value="-99.625">
            <text:p>−99.63</text:p>
          </table:table-cell>
          <table:table-cell table:style-name="ACE-3" table:formula="of:=AVERAGE([.U59];[.V59])" office:value-type="float" office:value="35.949999999999996">
            <text:p>35.95</text:p>
          </table:table-cell>
          <table:table-cell table:style-name="ACE-3" table:formula="of:=AVERAGE([.U59];[.V59])" office:value-type="float" office:value="35.949999999999996">
            <text:p>35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9.704000000000001">
            <text:p>19.704</text:p>
          </table:table-cell>
          <table:table-cell table:style-name="ACE-0" office:value-type="float" office:value="0.035999999999999997">
            <text:p>0.036</text:p>
          </table:table-cell>
          <table:table-cell table:style-name="ACE-0" office:value-type="float" office:value="-117.59999999999999">
            <text:p>−117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42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0]*1000" office:value-type="float" office:value="6728">
            <text:p>6728</text:p>
          </table:table-cell>
          <table:table-cell table:style-name="ACE-0" table:formula="of:=[.S60]*1000" office:value-type="float" office:value="21">
            <text:p>2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0]+AVERAGE([.U60];[.V60])/2" office:value-type="float" office:value="-7.2750000000000021">
            <text:p>−7.28</text:p>
          </table:table-cell>
          <table:table-cell table:style-name="ACE-3" table:formula="of:=AVERAGE([.U60];[.V60])" office:value-type="float" office:value="35.049999999999997">
            <text:p>35.05</text:p>
          </table:table-cell>
          <table:table-cell table:style-name="ACE-3" table:formula="of:=AVERAGE([.U60];[.V60])" office:value-type="float" office:value="35.049999999999997">
            <text:p>35.0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7279999999999998">
            <text:p>6.728</text:p>
          </table:table-cell>
          <table:table-cell table:style-name="ACE-0" office:value-type="float" office:value="0.021000000000000001">
            <text:p>0.021</text:p>
          </table:table-cell>
          <table:table-cell table:style-name="ACE-0" office:value-type="float" office:value="-24.800000000000001">
            <text:p>−24.8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4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1]*1000" office:value-type="float" office:value="6889">
            <text:p>6889</text:p>
          </table:table-cell>
          <table:table-cell table:style-name="ACE-0" table:formula="of:=[.S61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1]+AVERAGE([.U61];[.V61])/2" office:value-type="float" office:value="-8.9499999999999993">
            <text:p>−8.95</text:p>
          </table:table-cell>
          <table:table-cell table:style-name="ACE-3" table:formula="of:=AVERAGE([.U61];[.V61])" office:value-type="float" office:value="35.100000000000001">
            <text:p>35.10</text:p>
          </table:table-cell>
          <table:table-cell table:style-name="ACE-3" table:formula="of:=AVERAGE([.U61];[.V61])" office:value-type="float" office:value="35.100000000000001">
            <text:p>35.1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8890000000000002">
            <text:p>6.889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26.5">
            <text:p>−26.5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0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2]*1000" office:value-type="float" office:value="9933">
            <text:p>9933</text:p>
          </table:table-cell>
          <table:table-cell table:style-name="ACE-0" table:formula="of:=[.S62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2]+AVERAGE([.U62];[.V62])/2" office:value-type="float" office:value="-28.425000000000001">
            <text:p>−28.43</text:p>
          </table:table-cell>
          <table:table-cell table:style-name="ACE-3" table:formula="of:=AVERAGE([.U62];[.V62])" office:value-type="float" office:value="35.550000000000004">
            <text:p>35.55</text:p>
          </table:table-cell>
          <table:table-cell table:style-name="ACE-3" table:formula="of:=AVERAGE([.U62];[.V62])" office:value-type="float" office:value="35.550000000000004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9329999999999998">
            <text:p>9.933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46.200000000000003">
            <text:p>−46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6.9000000000000004">
            <text:p>6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2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3]*1000" office:value-type="float" office:value="10519">
            <text:p>10519</text:p>
          </table:table-cell>
          <table:table-cell table:style-name="ACE-0" table:formula="of:=[.S63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3]+AVERAGE([.U63];[.V63])/2" office:value-type="float" office:value="-33.024999999999999">
            <text:p>−33.02</text:p>
          </table:table-cell>
          <table:table-cell table:style-name="ACE-3" table:formula="of:=AVERAGE([.U63];[.V63])" office:value-type="float" office:value="35.549999999999997">
            <text:p>35.55</text:p>
          </table:table-cell>
          <table:table-cell table:style-name="ACE-3" table:formula="of:=AVERAGE([.U63];[.V63])" office:value-type="float" office:value="35.549999999999997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0.519">
            <text:p>10.519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4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4]*1000" office:value-type="float" office:value="11290">
            <text:p>11290</text:p>
          </table:table-cell>
          <table:table-cell table:style-name="ACE-0" table:formula="of:=[.S64]*1000" office:value-type="float" office:value="27">
            <text:p>27</text:p>
          </table:table-cell>
          <table:table-cell table:style-name="ACE-0" office:value-type="string">
            <text:p>Goniopora gr. Lob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4]+AVERAGE([.U64];[.V64])/2" office:value-type="float" office:value="-46.099999999999994">
            <text:p>−46.10</text:p>
          </table:table-cell>
          <table:table-cell table:style-name="ACE-3" table:formula="of:=AVERAGE([.U64];[.V64])" office:value-type="float" office:value="23.399999999999999">
            <text:p>23.40</text:p>
          </table:table-cell>
          <table:table-cell table:style-name="ACE-3" table:formula="of:=AVERAGE([.U64];[.V64])" office:value-type="float" office:value="23.399999999999999">
            <text:p>23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289999999999999">
            <text:p>11.29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6.2999999999999998">
            <text:p>6.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52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5]*1000" office:value-type="float" office:value="11455">
            <text:p>11455</text:p>
          </table:table-cell>
          <table:table-cell table:style-name="ACE-0" table:formula="of:=[.S65]*1000" office:value-type="float" office:value="27">
            <text:p>27</text:p>
          </table:table-cell>
          <table:table-cell table:style-name="ACE-0" office:value-type="string">
            <text:p>Lept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5]+AVERAGE([.U65];[.V65])/2" office:value-type="float" office:value="-46.675000000000004">
            <text:p>−46.68</text:p>
          </table:table-cell>
          <table:table-cell table:style-name="ACE-3" table:formula="of:=AVERAGE([.U65];[.V65])" office:value-type="float" office:value="26.049999999999997">
            <text:p>26.05</text:p>
          </table:table-cell>
          <table:table-cell table:style-name="ACE-3" table:formula="of:=AVERAGE([.U65];[.V65])" office:value-type="float" office:value="26.049999999999997">
            <text:p>26.0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455">
            <text:p>11.455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41.799999999999997">
            <text:p>41.8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60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6]*1000" office:value-type="float" office:value="11765">
            <text:p>11765</text:p>
          </table:table-cell>
          <table:table-cell table:style-name="ACE-0" table:formula="of:=[.S66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6]+AVERAGE([.U66];[.V66])/2" office:value-type="float" office:value="-44.549999999999997">
            <text:p>−44.55</text:p>
          </table:table-cell>
          <table:table-cell table:style-name="ACE-3" table:formula="of:=AVERAGE([.U66];[.V66])" office:value-type="float" office:value="35.700000000000003">
            <text:p>35.70</text:p>
          </table:table-cell>
          <table:table-cell table:style-name="ACE-3" table:formula="of:=AVERAGE([.U66];[.V66])" office:value-type="float" office:value="35.700000000000003">
            <text:p>35.7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765000000000001">
            <text:p>11.765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62.399999999999999">
            <text:p>−62.4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94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7]*1000" office:value-type="float" office:value="16015">
            <text:p>16015</text:p>
          </table:table-cell>
          <table:table-cell table:style-name="ACE-0" table:formula="of:=[.S67]*1000" office:value-type="float" office:value="35">
            <text:p>3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7]+AVERAGE([.U67];[.V67])/2" office:value-type="float" office:value="-84.849999999999994">
            <text:p>−84.85</text:p>
          </table:table-cell>
          <table:table-cell table:style-name="ACE-3" table:formula="of:=AVERAGE([.U67];[.V67])" office:value-type="float" office:value="12.9">
            <text:p>12.90</text:p>
          </table:table-cell>
          <table:table-cell table:style-name="ACE-3" table:formula="of:=AVERAGE([.U67];[.V67])" office:value-type="float" office:value="12.9">
            <text:p>12.9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6.015000000000001">
            <text:p>16.015</text:p>
          </table:table-cell>
          <table:table-cell table:style-name="ACE-0" office:value-type="float" office:value="0.035000000000000003">
            <text:p>0.035</text:p>
          </table:table-cell>
          <table:table-cell table:style-name="ACE-0" office:value-type="float" office:value="-91.299999999999997">
            <text:p>−91.3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209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8]*1000" office:value-type="float" office:value="21697">
            <text:p>21697</text:p>
          </table:table-cell>
          <table:table-cell table:style-name="ACE-0" table:formula="of:=[.S68]*1000" office:value-type="float" office:value="49">
            <text:p>49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8]+AVERAGE([.U68];[.V68])/2" office:value-type="float" office:value="-101.97500000000001">
            <text:p>−101.98</text:p>
          </table:table-cell>
          <table:table-cell table:style-name="ACE-3" table:formula="of:=AVERAGE([.U68];[.V68])" office:value-type="float" office:value="21.449999999999999">
            <text:p>21.45</text:p>
          </table:table-cell>
          <table:table-cell table:style-name="ACE-3" table:formula="of:=AVERAGE([.U68];[.V68])" office:value-type="float" office:value="21.449999999999999">
            <text:p>21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1.696999999999999">
            <text:p>21.697</text:p>
          </table:table-cell>
          <table:table-cell table:style-name="ACE-0" office:value-type="float" office:value="0.049000000000000002">
            <text:p>0.049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1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69]*1000" office:value-type="float" office:value="22056">
            <text:p>22056</text:p>
          </table:table-cell>
          <table:table-cell table:style-name="ACE-0" table:formula="of:=[.S69]*1000" office:value-type="float" office:value="37">
            <text:p>3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9]+AVERAGE([.U69];[.V69])/2" office:value-type="float" office:value="-96.900000000000006">
            <text:p>−96.90</text:p>
          </table:table-cell>
          <table:table-cell table:style-name="ACE-3" table:formula="of:=AVERAGE([.U69];[.V69])" office:value-type="float" office:value="37">
            <text:p>37.00</text:p>
          </table:table-cell>
          <table:table-cell table:style-name="ACE-3" table:formula="of:=AVERAGE([.U69];[.V69])" office:value-type="float" office:value="37">
            <text:p>37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056000000000001">
            <text:p>22.056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115.40000000000001">
            <text:p>−115.4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17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0]*1000" office:value-type="float" office:value="22344">
            <text:p>22344</text:p>
          </table:table-cell>
          <table:table-cell table:style-name="ACE-0" table:formula="of:=[.S70]*1000" office:value-type="float" office:value="54">
            <text:p>5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0]+AVERAGE([.U70];[.V70])/2" office:value-type="float" office:value="-106.2">
            <text:p>−106.20</text:p>
          </table:table-cell>
          <table:table-cell table:style-name="ACE-3" table:formula="of:=AVERAGE([.U70];[.V70])" office:value-type="float" office:value="21.399999999999999">
            <text:p>21.40</text:p>
          </table:table-cell>
          <table:table-cell table:style-name="ACE-3" table:formula="of:=AVERAGE([.U70];[.V70])" office:value-type="float" office:value="21.399999999999999">
            <text:p>21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344000000000001">
            <text:p>22.344</text:p>
          </table:table-cell>
          <table:table-cell table:style-name="ACE-0" office:value-type="float" office:value="0.053999999999999999">
            <text:p>0.054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32.100000000000001">
            <text:p>32.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21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1]*1000" office:value-type="float" office:value="22800">
            <text:p>22800</text:p>
          </table:table-cell>
          <table:table-cell table:style-name="ACE-0" table:formula="of:=[.S71]*1000" office:value-type="float" office:value="39">
            <text:p>39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1]+AVERAGE([.U71];[.V71])/2" office:value-type="float" office:value="-100.75">
            <text:p>−100.75</text:p>
          </table:table-cell>
          <table:table-cell table:style-name="ACE-3" table:formula="of:=AVERAGE([.U71];[.V71])" office:value-type="float" office:value="37.100000000000001">
            <text:p>37.10</text:p>
          </table:table-cell>
          <table:table-cell table:style-name="ACE-3" table:formula="of:=AVERAGE([.U71];[.V71])" office:value-type="float" office:value="37.100000000000001">
            <text:p>37.1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800000000000001">
            <text:p>22.8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119.3">
            <text:p>−119.3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9.9000000000000004">
            <text:p>9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1_7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2]*1000" office:value-type="float" office:value="11271">
            <text:p>11271</text:p>
          </table:table-cell>
          <table:table-cell table:style-name="ACE-0" table:formula="of:=[.S72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2]+AVERAGE([.U72];[.V72])/2" office:value-type="float" office:value="-41.174999999999997">
            <text:p>−41.17</text:p>
          </table:table-cell>
          <table:table-cell table:style-name="ACE-3" table:formula="of:=AVERAGE([.U72];[.V72])" office:value-type="float" office:value="35.649999999999999">
            <text:p>35.65</text:p>
          </table:table-cell>
          <table:table-cell table:style-name="ACE-3" table:formula="of:=AVERAGE([.U72];[.V72])" office:value-type="float" office:value="35.649999999999999">
            <text:p>35.6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271000000000001">
            <text:p>11.271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59">
            <text:p>−59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0999999999999996">
            <text:p>7.1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1_10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3]*1000" office:value-type="float" office:value="12645">
            <text:p>12645</text:p>
          </table:table-cell>
          <table:table-cell table:style-name="ACE-0" table:formula="of:=[.S73]*1000" office:value-type="float" office:value="214">
            <text:p>21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3]+AVERAGE([.U73];[.V73])/2" office:value-type="float" office:value="-54.400000000000006">
            <text:p>−54.40</text:p>
          </table:table-cell>
          <table:table-cell table:style-name="ACE-3" table:formula="of:=AVERAGE([.U73];[.V73])" office:value-type="float" office:value="36">
            <text:p>36.00</text:p>
          </table:table-cell>
          <table:table-cell table:style-name="ACE-3" table:formula="of:=AVERAGE([.U73];[.V73])" office:value-type="float" office:value="36">
            <text:p>36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2.645">
            <text:p>12.645</text:p>
          </table:table-cell>
          <table:table-cell table:style-name="ACE-0" office:value-type="float" office:value="0.214">
            <text:p>0.214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64.400000000000006">
            <text:p>64.4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2_106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4]*1000" office:value-type="float" office:value="11360">
            <text:p>11360</text:p>
          </table:table-cell>
          <table:table-cell table:style-name="ACE-0" table:formula="of:=[.S74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4]+AVERAGE([.U74];[.V74])/2" office:value-type="float" office:value="-51.550000000000004">
            <text:p>−51.55</text:p>
          </table:table-cell>
          <table:table-cell table:style-name="ACE-3" table:formula="of:=AVERAGE([.U74];[.V74])" office:value-type="float" office:value="35.700000000000003">
            <text:p>35.70</text:p>
          </table:table-cell>
          <table:table-cell table:style-name="ACE-3" table:formula="of:=AVERAGE([.U74];[.V74])" office:value-type="float" office:value="35.700000000000003">
            <text:p>35.7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359999999999999">
            <text:p>11.36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69.400000000000006">
            <text:p>−69.4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4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5]*1000" office:value-type="float" office:value="6210">
            <text:p>6210</text:p>
          </table:table-cell>
          <table:table-cell table:style-name="ACE-0" table:formula="of:=[.S75]*1000" office:value-type="float" office:value="15">
            <text:p>1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5]+AVERAGE([.U75];[.V75])/2" office:value-type="float" office:value="-14.300000000000001">
            <text:p>−14.30</text:p>
          </table:table-cell>
          <table:table-cell table:style-name="ACE-3" table:formula="of:=AVERAGE([.U75];[.V75])" office:value-type="float" office:value="35">
            <text:p>35.00</text:p>
          </table:table-cell>
          <table:table-cell table:style-name="ACE-3" table:formula="of:=AVERAGE([.U75];[.V75])" office:value-type="float" office:value="35">
            <text:p>35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21">
            <text:p>6.21</text:p>
          </table:table-cell>
          <table:table-cell table:style-name="ACE-0" office:value-type="float" office:value="0.014999999999999999">
            <text:p>0.015</text:p>
          </table:table-cell>
          <table:table-cell table:style-name="ACE-0" office:value-type="float" office:value="-31.800000000000001">
            <text:p>−31.8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60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6]*1000" office:value-type="float" office:value="8774">
            <text:p>8774</text:p>
          </table:table-cell>
          <table:table-cell table:style-name="ACE-0" table:formula="of:=[.S76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6]+AVERAGE([.U76];[.V76])/2" office:value-type="float" office:value="-29.350000000000001">
            <text:p>−29.35</text:p>
          </table:table-cell>
          <table:table-cell table:style-name="ACE-3" table:formula="of:=AVERAGE([.U76];[.V76])" office:value-type="float" office:value="35.299999999999997">
            <text:p>35.30</text:p>
          </table:table-cell>
          <table:table-cell table:style-name="ACE-3" table:formula="of:=AVERAGE([.U76];[.V76])" office:value-type="float" office:value="35.299999999999997">
            <text:p>35.3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8.7739999999999991">
            <text:p>8.774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47">
            <text:p>−47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74_75_(a)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7]*1000" office:value-type="float" office:value="9736">
            <text:p>9736</text:p>
          </table:table-cell>
          <table:table-cell table:style-name="ACE-0" table:formula="of:=[.S77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7]+AVERAGE([.U77];[.V77])/2" office:value-type="float" office:value="-33.075000000000003">
            <text:p>−33.08</text:p>
          </table:table-cell>
          <table:table-cell table:style-name="ACE-3" table:formula="of:=AVERAGE([.U77];[.V77])" office:value-type="float" office:value="35.449999999999996">
            <text:p>35.45</text:p>
          </table:table-cell>
          <table:table-cell table:style-name="ACE-3" table:formula="of:=AVERAGE([.U77];[.V77])" office:value-type="float" office:value="35.449999999999996">
            <text:p>35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7360000000000007">
            <text:p>9.736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74_75_(b)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8]*1000" office:value-type="float" office:value="9741">
            <text:p>9741</text:p>
          </table:table-cell>
          <table:table-cell table:style-name="ACE-0" table:formula="of:=[.S78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8]+AVERAGE([.U78];[.V78])/2" office:value-type="float" office:value="-33.075000000000003">
            <text:p>−33.08</text:p>
          </table:table-cell>
          <table:table-cell table:style-name="ACE-3" table:formula="of:=AVERAGE([.U78];[.V78])" office:value-type="float" office:value="35.449999999999996">
            <text:p>35.45</text:p>
          </table:table-cell>
          <table:table-cell table:style-name="ACE-3" table:formula="of:=AVERAGE([.U78];[.V78])" office:value-type="float" office:value="35.449999999999996">
            <text:p>35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7409999999999997">
            <text:p>9.741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85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9]*1000" office:value-type="float" office:value="11695">
            <text:p>11695</text:p>
          </table:table-cell>
          <table:table-cell table:style-name="ACE-0" table:formula="of:=[.S79]*1000" office:value-type="float" office:value="54">
            <text:p>5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9]+AVERAGE([.U79];[.V79])/2" office:value-type="float" office:value="-58.399999999999991">
            <text:p>−58.40</text:p>
          </table:table-cell>
          <table:table-cell table:style-name="ACE-3" table:formula="of:=AVERAGE([.U79];[.V79])" office:value-type="float" office:value="12.4">
            <text:p>12.40</text:p>
          </table:table-cell>
          <table:table-cell table:style-name="ACE-3" table:formula="of:=AVERAGE([.U79];[.V79])" office:value-type="float" office:value="12.4">
            <text:p>12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695">
            <text:p>11.695</text:p>
          </table:table-cell>
          <table:table-cell table:style-name="ACE-0" office:value-type="float" office:value="0.053999999999999999">
            <text:p>0.054</text:p>
          </table:table-cell>
          <table:table-cell table:style-name="ACE-0" office:value-type="float" office:value="-64.599999999999994">
            <text:p>−64.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8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0]*1000" office:value-type="float" office:value="12695">
            <text:p>12695</text:p>
          </table:table-cell>
          <table:table-cell table:style-name="ACE-0" table:formula="of:=[.S80]*1000" office:value-type="float" office:value="33">
            <text:p>33</text:p>
          </table:table-cell>
          <table:table-cell table:style-name="ACE-0" office:value-type="string">
            <text:p>Porites sp.?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0]+AVERAGE([.U80];[.V80])/2" office:value-type="float" office:value="-54.275000000000006">
            <text:p>−54.28</text:p>
          </table:table-cell>
          <table:table-cell table:style-name="ACE-3" table:formula="of:=AVERAGE([.U80];[.V80])" office:value-type="float" office:value="35.850000000000001">
            <text:p>35.85</text:p>
          </table:table-cell>
          <table:table-cell table:style-name="ACE-3" table:formula="of:=AVERAGE([.U80];[.V80])" office:value-type="float" office:value="35.850000000000001">
            <text:p>35.8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2.695">
            <text:p>12.695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72.200000000000003">
            <text:p>−72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130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1]*1000" office:value-type="float" office:value="22211">
            <text:p>22211</text:p>
          </table:table-cell>
          <table:table-cell table:style-name="ACE-0" table:formula="of:=[.S81]*1000" office:value-type="float" office:value="49">
            <text:p>49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1]+AVERAGE([.U81];[.V81])/2" office:value-type="float" office:value="-108.07499999999999">
            <text:p>−108.07</text:p>
          </table:table-cell>
          <table:table-cell table:style-name="ACE-3" table:formula="of:=AVERAGE([.U81];[.V81])" office:value-type="float" office:value="21.450000000000003">
            <text:p>21.45</text:p>
          </table:table-cell>
          <table:table-cell table:style-name="ACE-3" table:formula="of:=AVERAGE([.U81];[.V81])" office:value-type="float" office:value="21.450000000000003">
            <text:p>21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210999999999999">
            <text:p>22.211</text:p>
          </table:table-cell>
          <table:table-cell table:style-name="ACE-0" office:value-type="float" office:value="0.049000000000000002">
            <text:p>0.049</text:p>
          </table:table-cell>
          <table:table-cell table:style-name="ACE-0" office:value-type="float" office:value="-118.8">
            <text:p>−118.8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4_5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2]*1000" office:value-type="float" office:value="10356">
            <text:p>10356</text:p>
          </table:table-cell>
          <table:table-cell table:style-name="ACE-0" table:formula="of:=[.S82]*1000" office:value-type="float" office:value="23">
            <text:p>2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2]+AVERAGE([.U82];[.V82])/2" office:value-type="float" office:value="-41.024999999999991">
            <text:p>−41.02</text:p>
          </table:table-cell>
          <table:table-cell table:style-name="ACE-3" table:formula="of:=AVERAGE([.U82];[.V82])" office:value-type="float" office:value="35.550000000000004">
            <text:p>35.55</text:p>
          </table:table-cell>
          <table:table-cell table:style-name="ACE-3" table:formula="of:=AVERAGE([.U82];[.V82])" office:value-type="float" office:value="35.550000000000004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0.356">
            <text:p>10.35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6.9000000000000004">
            <text:p>6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4_127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3]*1000" office:value-type="float" office:value="22780">
            <text:p>22780</text:p>
          </table:table-cell>
          <table:table-cell table:style-name="ACE-0" table:formula="of:=[.S83]*1000" office:value-type="float" office:value="72">
            <text:p>72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3]+AVERAGE([.U83];[.V83])/2" office:value-type="float" office:value="-122.42499999999998">
            <text:p>−122.42</text:p>
          </table:table-cell>
          <table:table-cell table:style-name="ACE-3" table:formula="of:=AVERAGE([.U83];[.V83])" office:value-type="float" office:value="21.549999999999997">
            <text:p>21.55</text:p>
          </table:table-cell>
          <table:table-cell table:style-name="ACE-3" table:formula="of:=AVERAGE([.U83];[.V83])" office:value-type="float" office:value="21.549999999999997">
            <text:p>21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780000000000001">
            <text:p>22.78</text:p>
          </table:table-cell>
          <table:table-cell table:style-name="ACE-0" office:value-type="float" office:value="0.071999999999999995">
            <text:p>0.072</text:p>
          </table:table-cell>
          <table:table-cell table:style-name="ACE-0" office:value-type="float" office:value="-133.19999999999999">
            <text:p>−133.2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800000000000001">
            <text:p>10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6_(+17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39470">
            <text:p>3947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2">
            <text:p>−52.00</text:p>
          </table:table-cell>
          <table:table-cell table:style-name="ACE-3" office:value-type="float" office:value="10">
            <text:p>10.00</text:p>
          </table:table-cell>
          <table:table-cell table:style-name="ACE-3" office:value-type="float" office:value="10">
            <text:p>10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7_(+24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42050">
            <text:p>420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Platygyra cf. Lamellin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0">
            <text:p>−60.00</text:p>
          </table:table-cell>
          <table:table-cell table:style-name="ACE-3" office:value-type="float" office:value="7">
            <text:p>7.00</text:p>
          </table:table-cell>
          <table:table-cell table:style-name="ACE-3" office:value-type="float" office:value="7">
            <text:p>7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8_(+45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48180">
            <text:p>4818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cf. Platygy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2">
            <text:p>−42.00</text:p>
          </table:table-cell>
          <table:table-cell table:style-name="ACE-3" office:value-type="float" office:value="9">
            <text:p>9.00</text:p>
          </table:table-cell>
          <table:table-cell table:style-name="ACE-3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7_bis_(+46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48650">
            <text:p>4865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Favites cf. Complan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9">
            <text:p>−49.00</text:p>
          </table:table-cell>
          <table:table-cell table:style-name="ACE-3" office:value-type="float" office:value="9">
            <text:p>9.00</text:p>
          </table:table-cell>
          <table:table-cell table:style-name="ACE-3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10_(+54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47130">
            <text:p>4713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1">
            <text:p>−31.00</text:p>
          </table:table-cell>
          <table:table-cell table:style-name="ACE-3" office:value-type="float" office:value="9">
            <text:p>9.00</text:p>
          </table:table-cell>
          <table:table-cell table:style-name="ACE-3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11_(+54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66980">
            <text:p>6698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6">
            <text:p>−66.00</text:p>
          </table:table-cell>
          <table:table-cell table:style-name="ACE-3" office:value-type="float" office:value="10">
            <text:p>10.00</text:p>
          </table:table-cell>
          <table:table-cell table:style-name="ACE-3" office:value-type="float" office:value="10">
            <text:p>10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0" table:number-rows-repeated="65390">
          <table:table-cell table:number-columns-repeated="256"/>
        </table:table-row>
        <table:table-row table:style-name="AROW-0" table:number-rows-repeated="5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6" gnm:cursor-row="83">
          <gnm:selection gnm:start-col="16" gnm:start-row="83" gnm:end-col="16" gnm:end-row="8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8T09:16:2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